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2.09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style="normal" style:font-name-asian="Droid Sans Fallback" style:font-style-asian="normal" style:font-style-complex="normal"/>
    </style:style>
    <style:style style:name="T2" style:family="text">
      <style:text-properties style:font-name-asian="Microsoft YaHei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3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.sorted(key=lambda%20r:%20r.date%20,reverse=True)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[x.operation_id.pack_lot_ids.filtered(lambda%20r:%20r.lot_id.id%20==%20o.id).qty%20for%20x%20in%20move.linked_move_operation_ids])%20or%20move.product_uom_qty" xlink:type="simple">qty</text:a></text:p>
          </table:table-cell>
          <table:table-cell table:style-name="ce12" office:value-type="string" calcext:value-type="string">
            <text:p><text:span text:style-name="T3"><text:a xlink:href="python://move.picking_id.name" xlink:type="simple">move.ref</text:a></text:span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0:Hoja1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0:33:01.920581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37:43.209942766</meta:creation-date>
    <meta:generator>LibreOffice/5.1.6.2$Linux_X86_64 LibreOffice_project/10m0$Build-2</meta:generator>
    <meta:editing-duration>PT47M44S</meta:editing-duration>
    <meta:editing-cycles>7</meta:editing-cycles>
    <dc:date>2018-05-07T10:42:37.511273986</dc:date>
    <meta:document-statistic meta:table-count="1" meta:cell-count="29" meta:object-count="0"/>
  </office:meta>
</office:document-meta>
</file>